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9000001B9B57BBE6E3C7286D5.png" manifest:media-type="image/png"/>
  <manifest:file-entry manifest:full-path="Pictures/1000000000000531000001F33A42567C33E63C78.png" manifest:media-type="image/png"/>
  <manifest:file-entry manifest:full-path="Pictures/100000000000056500000102C7FE05BF66920F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1" svg:font-family="'Noto Mono'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outline1">
      <style:graphic-properties draw:auto-grow-height="true" draw:fit-to-size="false" style:shrink-to-fit="false" fo:min-height="6.097cm"/>
    </style:style>
    <style:style style:name="pr7" style:family="presentation" style:parent-style-name="默认-title">
      <style:graphic-properties fo:min-height="2.1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Noto Mono" fo:font-size="40pt" style:font-size-asian="40pt" style:font-size-complex="4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style:font-name="Noto Mono1" fo:font-size="20pt" style:font-size-asian="20pt" style:font-size-complex="20pt"/>
    </style:style>
    <style:style style:name="P11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12" style:family="paragraph">
      <style:paragraph-properties fo:margin-top="0.5cm" fo:margin-bottom="0cm"/>
      <style:text-properties fo:font-size="28pt" style:font-size-asian="28pt" style:font-size-complex="28pt"/>
    </style:style>
    <style:style style:name="T1" style:family="text">
      <style:text-properties style:font-name="Courier10 BT1"/>
    </style:style>
    <style:style style:name="T2" style:family="text">
      <style:text-properties style:font-name="Noto Mono" fo:font-size="40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Noto Mono1" fo:font-size="20pt" style:font-size-asian="20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Noto Mono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CJK SC 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10 BT" fo:font-size="28pt" style:letter-kerning="tru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使用</text:span><text:span text:style-name="T1">Node</text:span><text:span text:style-name="T1">连接数据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安装</text:span><text:span text:style-name="T2">postgresql</text:span><text:span text:style-name="T2">数据库扩展</text:span></text:p>
          </draw:text-box>
        </draw:frame>
        <draw:frame presentation:style-name="pr5" draw:text-style-name="P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3">npm i pg</text:span></text:p>
              </text:list-item>
              <text:list-item>
                <text:p><text:span text:style-name="T3">pg</text:span><text:span text:style-name="T3">支持</text:span><text:span text:style-name="T3">async/await</text:span><text:span text:style-name="T3">方式的调用。也支持回调模式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使用示例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8" draw:layer="layout" svg:width="24.877cm" svg:height="9.34cm" svg:x="1.6cm" svg:y="3.8cm">
          <draw:image xlink:href="Pictures/1000000000000531000001F33A42567C33E63C7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数据库配置选项</text:span></text:p>
          </draw:text-box>
        </draw:frame>
        <draw:frame presentation:style-name="pr5" draw:text-style-name="P10" draw:layer="layout" svg:width="25.199cm" svg:height="11.115cm" svg:x="1.4cm" svg:y="3.685cm" presentation:class="outline" presentation:user-transformed="true">
          <draw:text-box>
            <text:list text:style-name="L2">
              <text:list-header>
                <text:p text:style-name="P9"><text:span text:style-name="T5">{</text:span></text:p>
                <text:p text:style-name="P9"><text:span text:style-name="T6"><text:s text:c="4"/></text:span><text:span text:style-name="T6">user : ‘[DB USER NAME]’</text:span><text:span text:style-name="T5">,</text:span></text:p>
                <text:p text:style-name="P9"><text:span text:style-name="T5"><text:s text:c="4"/></text:span><text:span text:style-name="T5">host : ‘127.0.0.1’, </text:span></text:p>
                <text:p text:style-name="P9"><text:span text:style-name="T5"><text:s text:c="4"/></text:span><text:span text:style-name="T5">port : 5432,</text:span></text:p>
                <text:p text:style-name="P9"><text:span text:style-name="T5"><text:s text:c="4"/></text:span><text:span text:style-name="T5">database : ‘[DATABASE NAME]’,</text:span></text:p>
                <text:p text:style-name="P9"><text:span text:style-name="T5"><text:s text:c="4"/></text:span><text:span text:style-name="T5">password : ‘[PASSWORD]’</text:span></text:p>
                <text:p text:style-name="P9"><text:span text:style-name="T5">}</text:span></text:p>
              </text:list-header>
              <text:list-item>
                <text:p text:style-name="P9"><text:span text:style-name="T5">其中大写并用</text:span><text:span text:style-name="T5">[]</text:span><text:span text:style-name="T5">包含的项要替换成自己的值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>pg.Client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pg.Client返回一个连接实例，在规模不大的应用来说，可以满足正常的使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7" draw:layer="layout" svg:width="25.199cm" svg:height="2.172cm" svg:x="1.4cm" svg:y="0.628cm" presentation:class="title" presentation:user-transformed="true">
          <draw:text-box>
            <text:p text:style-name="P3"><text:span text:style-name="T4">sql</text:span><text:span text:style-name="T4">参数</text:span></text:p>
          </draw:text-box>
        </draw:frame>
        <draw:frame draw:style-name="gr2" draw:text-style-name="P8" draw:layer="layout" svg:width="24.628cm" svg:height="4.6cm" svg:x="1.772cm" svg:y="4.8cm">
          <draw:image xlink:href="Pictures/100000000000056500000102C7FE05BF66920FE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返回值</text:p>
          </draw:text-box>
        </draw:frame>
        <draw:frame presentation:style-name="pr5" draw:text-style-name="P1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7">在之前的示例中，仅仅是输出了返回值的信息。</text:span></text:p>
              </text:list-item>
              <text:list-item>
                <text:p text:style-name="P11"><text:span text:style-name="T7">返回的对象，其中属性值</text:span><text:span text:style-name="T7">rowCount</text:span><text:span text:style-name="T7">表示更新或删除影</text:span><text:span text:style-name="T7">响的数据条数，或者查询获取的数据条数。</text:span></text:p>
              </text:list-item>
              <text:list-item>
                <text:p text:style-name="P11"><text:span text:style-name="T7">查询成功后，在</text:span><text:span text:style-name="T7">rows</text:span><text:span text:style-name="T7">属性存储了数据对象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连接池</text:p>
          </draw:text-box>
        </draw:frame>
        <draw:frame presentation:style-name="pr6" draw:text-style-name="P11" draw:layer="layout" svg:width="25.199cm" svg:height="7.636cm" svg:x="1.4cm" svg:y="3.685cm" presentation:class="outline" presentation:user-transformed="true">
          <draw:text-box>
            <text:list text:style-name="L2">
              <text:list-item>
                <text:p text:style-name="P12"><text:span text:style-name="T8">在实际应用中，根据实际需要，选择连接池可以达到更</text:span><text:span text:style-name="T8">好的性能，提高系统整体的业务处理能力。</text:span></text:p>
              </text:list-item>
              <text:list-item>
                <text:p text:style-name="P12"><text:span text:style-name="T8">连接池就是维护一个保存一些连接对象的实例，每次请</text:span><text:span text:style-name="T8">求返回一个可用的连接对象，如果都不可用则会阻塞，</text:span><text:span text:style-name="T8">可能导致超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7" draw:layer="layout" svg:width="25.199cm" svg:height="2.172cm" svg:x="1.4cm" svg:y="0.628cm" presentation:class="title">
          <draw:text-box>
            <text:p>创建连接池</text:p>
          </draw:text-box>
        </draw:frame>
        <draw:frame draw:style-name="gr3" draw:text-style-name="P1" draw:layer="layout" svg:width="24.514cm" svg:height="10cm" svg:x="1.8cm" svg:y="3.4cm" presentation:class="graphic" presentation:user-transformed="true">
          <draw:image xlink:href="Pictures/1000000000000439000001B9B57BBE6E3C7286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1" svg:font-family="'Noto Mono'" style:font-pitch="fixed"/>
    <style:font-face style:name="Noto Mono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22T01:54:12.284600865</dc:date>
    <meta:editing-duration>PT5H13M30S</meta:editing-duration>
    <meta:editing-cycles>110</meta:editing-cycles>
    <meta:generator>LibreOffice/6.0.7.3$Linux_X86_64 LibreOffice_project/00m0$Build-3</meta:generator>
    <meta:document-statistic meta:object-count="58"/>
  </office:meta>
</office:document-meta>
</file>